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Standard">
      <style:paragraph-properties fo:text-align="justify" style:justify-single-word="false"/>
    </style:style>
    <style:style style:name="T1" style:family="text">
      <style:text-properties officeooo:rsid="0017acb8"/>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O Plano de Ensino-Aprendizagem (PEA) desempenha um papel crucial no contexto educacional, servindo como guia para o processo de ensino e aprendizagem ao longo de um semestre. No entanto, a prática educacional enfrenta diversos desafios, como a identificação e superação de problemas que comprometem a eficácia da aprendizagem. A partir da aplicação de ferramentas analíticas, como o 5W2H e o teste CRAAP, bem como a incorporação de metodologias ativas e técnicas de gestão do tempo, é possível propor soluções que visam a otimização da experiência acadêmica e a melhoria dos resultados educacionais.</text:p>
      <text:p text:style-name="P1"><text:tab/>A falta de engajamento dos alunos é um dos problemas mais evidentes identificados na análise do PEA. Esse desafio é frequentemente atribuído à ausência de interação durante as aulas e à forma pouco atrativa com que o conteúdo é apresentado. Como solução, sugere-se a implementação de metodologias ativas de aprendizagem, tais como discussões em grupo <text:span text:style-name="T1">e</text:span> estudos de caso. Essas abordagens têm o potencial de incentivar a participação ativa dos alunos, tornando as aulas mais dinâmicas e envolventes, o que pode resultar em um aumento significativo do engajamento.</text:p>
      <text:p text:style-name="P1"><text:tab/>Outra dificuldade enfrentada pelos alunos refere-se à gestão do tempo. Muitos estudantes têm dificuldades em equilibrar suas responsabilidades acadêmicas, atividades extracurriculares e vida pessoal, o que pode prejudicar seu desempenho acadêmico. Para mitigar esse problema, recomenda-se a criação de um calendário de atividades detalhado, disponibilizado no início do semestre, com prazos claros. Além disso, o ensino de técnicas de gestão do tempo pode auxiliar os alunos a organizar melhor suas rotinas, aumentando sua eficiência e produtividade.</text:p>
      <text:p text:style-name="P1"><text:tab/>A ferramenta 5W2H é amplamente utilizada no planejamento de ações e projetos, oferecendo uma estrutura clara e objetiva para a implementação de soluções. No contexto desta análise, o 5W2H foi aplicado para detalhar as ações necessárias para melhorar o engajamento dos alunos e a gestão do tempo.</text:p>
      <text:p text:style-name="P1"><text:tab/>What (O quê?): A necessidade de melhorar o engajamento dos alunos e a gestão do tempo ao longo do semestre. No contexto educacional, isso significa promover um ambiente de aprendizado mais interativo e eficiente, onde os alunos se sintam motivados a participar e possam gerenciar suas responsabilidades acadêmicas de maneira eficaz.</text:p>
      <text:p text:style-name="P1"><text:tab/>Why (Por quê?): Essas ações são essenciais para garantir a eficiência do aprendizado e um desempenho acadêmico superior. Em um ambiente de ensino onde os alunos estão engajados e organizados, é mais provável que o processo de aprendizagem seja mais eficaz, resultando em melhores resultados acadêmicos e maior satisfação dos estudantes.</text:p>
      <text:p text:style-name="P1"><text:tab/>Where (Onde?): As melhorias devem ser implementadas durante as aulas e nas atividades complementares, como trabalhos em grupo e estudos individuais. Ao aplicar essas mudanças em todos os aspectos do ambiente acadêmico, garante-se uma abordagem integrada que impacta positivamente a experiência de aprendizado.</text:p>
      <text:p text:style-name="P1"><text:tab/>When (Quando?): A implementação dessas ações deve ocorrer ao longo de todo o semestre, com revisões mensais para avaliar o progresso e fazer ajustes necessários. Esse cronograma permite um acompanhamento contínuo, garantindo que as ações sejam eficazes e que os objetivos de aprendizado sejam alcançados.</text:p>
      <text:p text:style-name="P1"><text:tab/>Who (Quem?): Professores e alunos desempenham papéis cruciais na implementação dessas melhorias. Os professores devem adotar metodologias ativas e fornecer suporte na gestão do tempo, enquanto os alunos devem se engajar ativamente no processo de aprendizado e aplicar as técnicas de gestão do tempo em suas rotinas diárias.</text:p>
      <text:p text:style-name="P1"><text:tab/>How (Como?): A aplicação das melhorias será feita através da implementação de metodologias ativas de aprendizagem e pela criação de um calendário detalhado de atividades. As metodologias ativas serão incorporadas ao plano de aula, estimulando a participação dos alunos, enquanto o calendário de atividades ajudará a estruturar o tempo dos estudantes, permitindo uma melhor organização de suas responsabilidades acadêmicas.</text:p>
      <text:p text:style-name="P1"><text:tab/>How Much (Quanto?): O custo estimado por aula de 2h é de aproximadamente R$42,98, considerando um cenário de investimento de tempo e recursos. Esse valor reflete o investimento <text:soft-page-break/>necessário para a realização das aulas e a aplicação das metodologias ativas, destacando a importância de alocar adequadamente os recursos para garantir o sucesso das iniciativas propostas.</text:p>
      <text:p text:style-name="P1"><text:tab/>O teste CRAAP (Currency, Relevance, Authority, Accuracy, Purpose) foi aplicado para avaliar a qualidade das fontes utilizadas na elaboração das soluções propostas, assegurando que as informações sejam confiáveis e relevantes para o contexto educacional.</text:p>
      <text:p text:style-name="P1"><text:tab/>Currency (Atualidade): A atualidade das fontes foi avaliada para garantir que as informações utilizadas estejam em conformidade com as práticas educacionais contemporâneas. Fontes recentes, publicadas nos últimos cinco anos, foram priorizadas, assegurando que as metodologias ativas e técnicas de gestão do tempo sugeridas estejam alinhadas com as tendências mais modernas da educação.</text:p>
      <text:p text:style-name="P1"><text:tab/>Relevance (Relevância): As fontes foram escolhidas com base em sua relevância direta para os temas discutidos. Foram selecionados artigos e estudos que abordam especificamente metodologias ativas e gestão do tempo no contexto educacional, garantindo que as informações sejam diretamente aplicáveis às questões enfrentadas no Plano de Ensino-Aprendizagem.</text:p>
      <text:p text:style-name="P1"><text:tab/>Authority (Autoridade): A autoridade das fontes foi verificada pela análise das credenciais dos autores e das instituições responsáveis pela publicação. Foram selecionadas fontes provenientes de autores com ampla experiência e reconhecimento na área educacional, bem como de instituições acadêmicas e de pesquisa de renome, o que reforça a credibilidade das informações utilizadas.</text:p>
      <text:p text:style-name="P1"><text:tab/>Accuracy (Precisão): A precisão das informações foi conferida através da comparação das fontes com outros estudos e referências acadêmicas. As fontes selecionadas passaram por um rigoroso processo de revisão por pares, o que assegura a acurácia dos dados apresentados. Além disso, as informações foram cruzadas com outras publicações confiáveis para garantir a consistência e exatidão das soluções propostas.</text:p>
      <text:p text:style-name="P1"><text:tab/>Purpose (Propósito): O propósito das fontes foi analisado para garantir que as informações sejam objetivas e voltadas para a melhoria do processo educacional. Foram selecionadas fontes cujo objetivo principal é o avanço do conhecimento na área de educação, com foco em metodologias que visam melhorar o engajamento e a eficiência do aprendizado. Evitou-se o uso de fontes com viés comercial ou que possam ter interesses conflitantes, assegurando que as recomendações sejam baseadas em evidências e melhores práticas educacionais.</text:p>
      <text:p text:style-name="P1"><text:tab/>Em conclusão, a análise crítica do Plano de Ensino-Aprendizagem identificou que a implementação de metodologias ativas e uma melhor gestão do tempo são estratégias eficazes para superar os desafios do engajamento dos alunos e da organização acadêmica. As soluções propostas, estruturadas com o apoio de ferramentas como o 5W2H e validadas através do teste CRAAP, oferecem um caminho claro para o aprimoramento da experiência de ensino e aprendizagem ao longo do semestre. O investimento em tempo e recursos é justificado pelos benefícios potenciais, tanto em termos de engajamento dos alunos quanto de resultados acadêmicos, tornando essas propostas essenciais para o sucesso educacion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3T20:50:06.107118437</meta:creation-date>
    <dc:date>2024-09-03T21:01:47.034815568</dc:date>
    <meta:editing-duration>PT1M10S</meta:editing-duration>
    <meta:editing-cycles>1</meta:editing-cycles>
    <meta:document-statistic meta:table-count="0" meta:image-count="0" meta:object-count="0" meta:page-count="2" meta:paragraph-count="18" meta:word-count="1078" meta:character-count="7413" meta:non-whitespace-character-count="6335"/>
    <meta:generator>LibreOffice/7.3.7.2$Linux_X86_64 LibreOffice_project/30$Build-2</meta:generator>
  </office:meta>
</office:document-meta>
</file>